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solid"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fo:font-size="14pt" fo:font-weight="normal"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text-line-through-style="none"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text-line-through-style="none"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ggart Ashby</text:p>
      <text:p text:style-name="P1">12/16/13</text:p>
      <text:p text:style-name="P2">Fall '13 Thesis Update</text:p>
      <text:p text:style-name="P2"/>
      <text:p text:style-name="P3">This past quarter was spent reading research papers and looking into PolyXpress.</text:p>
      <text:p text:style-name="P3"/>
      <text:p text:style-name="P3">In all honesty I didn't get too far into PolyXpress. I managed to get it running on my laptop and looked through the code and some of the test cases, but didn't actually change anything or try to make any modifications to the tests or add any new tests.</text:p>
      <text:p text:style-name="P3"/>
      <text:p text:style-name="P3">The rest of this is just going to be me talking about the papers I read. I'll start with the papers that weren't particularly helpful and a very short description of each (mostly just so it doesn't look like I was doing nothing this quarter), then I'll describe the papers that were actually helpful. So without further ado, here goes:</text:p>
      <text:p text:style-name="P3"/>
      <text:p text:style-name="P6">Unhelpful</text:p>
      <text:p text:style-name="P6"/>
      <text:p text:style-name="P4">A Framework for Automated Testing of JavaScript Web Applications</text:p>
      <text:p text:style-name="P5">Artzi, Dolby, Jensen, Moller, and Tip</text:p>
      <text:p text:style-name="P4"><text:a xlink:type="simple" xlink:href="https://cs.uwaterloo.ca/~ftip/pubs/icse2011artemis.pdf"><text:span text:style-name="T1">https://cs.uwaterloo.ca/~ftip/pubs/icse2011artemis.pdf</text:span></text:a><text:span text:style-name="T1"> </text:span></text:p>
      <text:p text:style-name="P5"/>
      <text:p text:style-name="P5">This paper was about a proprietary framework for generating Javascript tests called Artemis. The tool provided around 60-80% code coverage on a variety of benchmarks, which in my opinion is pretty low. Most of the benchmarks lack server-side code and therefore this particular application is inadequate for our purposes.</text:p>
      <text:p text:style-name="P5"/>
      <text:p text:style-name="P4">Contract-Driven Testing of JavaScript Code</text:p>
      <text:p text:style-name="P5">Heidegger and Thiemann</text:p>
      <text:p text:style-name="P4"><text:a xlink:type="simple" xlink:href="https://proglang.informatik.uni-freiburg.de/jscontest/jscontest/"><text:span text:style-name="T1">https://proglang.informatik.uni-freiburg.de/jscontest/jscontest/</text:span></text:a><text:span text:style-name="T1"> </text:span></text:p>
      <text:p text:style-name="P5"/>
      <text:p text:style-name="P5">This paper was about a tool, JSConTest, that provides a framework for making contracts for a JavaScript program, allowing for guided random testing on inputs and outputs. In general this tool is useful for detecting type errors. Although it could be useful, it's source is no-where to be found and there are other, more robust, tools out there for our purposes.</text:p>
      <text:p text:style-name="P5"/>
      <text:p text:style-name="P4">A Multi-Agent Software Environment for Testing Web-based Applications</text:p>
      <text:p text:style-name="P5">Huo, Zhu, and Greenwood</text:p>
      <text:p text:style-name="P5"><text:a xlink:type="simple" xlink:href="http://ieeexplore.ieee.org.ezproxy.lib.calpoly.edu/stamp/stamp.jsp?tp=&amp;arnumber=1245343">http://ieeexplore.ieee.org.ezproxy.lib.calpoly.edu/stamp/stamp.jsp?tp=&amp;arnumber=1245343</text:a> </text:p>
      <text:p text:style-name="P5"/>
      <text:p text:style-name="P5">This paper outlines an agent-based environment for testing a web application. Various agents communicate with each other to determine proper input and output and thus the correctness of tests. Although this is a very cool system, it's a bit over-the-top for our purposes.</text:p>
      <text:p text:style-name="P5"/>
      <text:p text:style-name="P4">A 2-Layer Model for the White-Box Testing of Web Applications</text:p>
      <text:p text:style-name="P5">Tonella and Ricca</text:p>
      <text:p text:style-name="P5"><text:a xlink:type="simple" xlink:href="http://ieeexplore.ieee.org.ezproxy.lib.calpoly.edu/stamp/stamp.jsp?tp=&amp;arnumber=1410991">http://ieeexplore.ieee.org.ezproxy.lib.calpoly.edu/stamp/stamp.jsp?tp=&amp;arnumber=1410991</text:a> </text:p>
      <text:p text:style-name="P5"/>
      <text:p text:style-name="P5">This paper breaks up the testing process into two components, the navigation model, the way in with a <text:soft-page-break/>webpage goes from page to page, and the control flow model, the way in which information is passed and stored on a given page or between pages. These constitute the 2-layers in the title. Navigation model represents high-level test cases while Control-flow represents low-level test cases. This 2-layer approach is interesting and provided me with some insight, but the system was made for PHP applications and I wasn't looking to implement a brand-new system and test PolyXpress with it all in one year.</text:p>
      <text:p text:style-name="P5"/>
      <text:p text:style-name="P4">Security Testing with Selenium<text:span text:style-name="T1"> (slideshow, but still good info)</text:span></text:p>
      <text:p text:style-name="P5">Kongsli</text:p>
      <text:p text:style-name="P4"><text:a xlink:type="simple" xlink:href="http://www.kongsli.net/oopsla/OOPSLA'07%20Security%20Testing%20with%20Selenium%20v1.0.pdf"><text:span text:style-name="T1">http://www.kongsli.net/oopsla/OOPSLA'07%20Security%20Testing%20with%20Selenium%20v1.0.pdf</text:span></text:a><text:span text:style-name="T1"> </text:span></text:p>
      <text:p text:style-name="P5"/>
      <text:p text:style-name="P5">This slideshow shows some examples of how to use Selenium to test against five common security attacks and vulnerabilities. It's a useful presentation, but I don't believe we will be using Selenium, so it's more useful for information and reminding me that we ought to have security tests.</text:p>
      <text:p text:style-name="P5"/>
      <text:p text:style-name="P4">JSART: JavaScript Assertion-based Regression Testing</text:p>
      <text:p text:style-name="P5">Mirshokraie and Mesbah</text:p>
      <text:p text:style-name="P5"><text:a xlink:type="simple" xlink:href="http://www.ece.ubc.ca/~amesbah/docs/icwe12.pdf">http://www.ece.ubc.ca/~amesbah/docs/icwe12.pdf</text:a> </text:p>
      <text:p text:style-name="P5"/>
      <text:p text:style-name="P5">This paper outlines a tool called JSART that uses run-time code instrumentation and analysis to infer invariants that can be used for regression testing. This is another really cool idea but there are similar tools out there and also the ability to do this manually. I'm beginning to wonder what my criteria was for separating “useful” from “non-useful”...</text:p>
      <text:p text:style-name="P5"/>
      <text:p text:style-name="P4">DOM Transactions for Testing JavaScript</text:p>
      <text:p text:style-name="P5">Heidegger, Bieniusa, and Thiemann</text:p>
      <text:p text:style-name="P5"><text:a xlink:type="simple" xlink:href="https://proglang.informatik.uni-freiburg.de/jscontest/trans.pdf">https://proglang.informatik.uni-freiburg.de/jscontest/trans.pdf</text:a> </text:p>
      <text:p text:style-name="P5"/>
      <text:p text:style-name="P5">When testing JavaScript, many of one's tests will change the underlying web page in some way. This is often different from testing traditional software where components are separated. In order to test JavaScript, test fixtures for setting up the page and tearing down the page are exceptionally important. Because these fixtures are being made and torn down frequently, this paper discusses a way to utilize transactional memory to quickly get the web page into the right state without constant setup and tear down. </text:p>
      <text:p text:style-name="P5"/>
      <text:p text:style-name="P4">JAWS: A Javascript API for the Efficient Testing and of Semantic Web Services</text:p>
      <text:p text:style-name="P5">Ostrowski</text:p>
      <text:p text:style-name="P5"><text:a xlink:type="simple" xlink:href="http://ftp.informatik.rwth-aachen.de/Publications/CEUR-WS/Vol-248/paper9.pdf">http://ftp.informatik.rwth-aachen.de/Publications/CEUR-WS/Vol-248/paper9.pdf</text:a> </text:p>
      <text:p text:style-name="P5"/>
      <text:p text:style-name="P5">This paper outlines an API (JAWS) written in JavaScript to facilitate testing and integration of Semantic Web Services. We aren't using any SWSs and so it wasn't particularly helpful.</text:p>
      <text:p text:style-name="P5"/>
      <text:p text:style-name="P4">Testing web applications in practice</text:p>
      <text:p text:style-name="P5">Gutierrez, Escalona, Mejias, and Torres</text:p>
      <text:p text:style-name="P5"><text:a xlink:type="simple" xlink:href="http://citeseerx.ist.psu.edu/viewdoc/download?doi=10.1.1.81.3910&amp;rep=rep1&amp;type=pdf#page=75">http://citeseerx.ist.psu.edu/viewdoc/download?doi=10.1.1.81.3910&amp;rep=rep1&amp;type=pdf#page=75</text:a> </text:p>
      <text:p text:style-name="P5"/>
      <text:p text:style-name="P5">This paper was more of an introduction to testing, outlining the concepts of “Unit Testing”, “Integration Testing”, “Regression Testing”, etc. It also describes how to test an actual web application using open-<text:soft-page-break/>source software. It wasn't “unhelpful” as much as just non-new information.</text:p>
      <text:p text:style-name="P8"/>
      <text:p text:style-name="P9">Helpful</text:p>
      <text:p text:style-name="P9"/>
      <text:p text:style-name="P10">Going Faster: Testing The Web Application</text:p>
      <text:p text:style-name="P10"><text:span text:style-name="T1">Heiatt and Mee</text:span></text:p>
      <text:p text:style-name="P10"><text:a xlink:type="simple" xlink:href="http://www.ecs.csun.edu/~rlingard/COMP595VAV/GoingFaster.pdf"><text:span text:style-name="T1">http://www.ecs.csun.edu/~rlingard/COMP595VAV/GoingFaster.pdf</text:span></text:a><text:span text:style-name="T1"> </text:span></text:p>
      <text:p text:style-name="P10"><text:span text:style-name="T1"/></text:p>
      <text:p text:style-name="P10"><text:span text:style-name="T1">Mostly this paper was an overview and implementation of TDD and eXtreme Programming, but in the middle of the article was a really good section about the difficulties of testing the web and how to deal them. For example: “First, test those parts of the server-side code that are not directly concerned with being part of the Web application, without involving Web peculiarities.” So basically just advice as to what to test and how so that you don't want to pull your hair out.</text:span></text:p>
      <text:p text:style-name="P10"><text:span text:style-name="T1"/></text:p>
      <text:p text:style-name="P10">Invariant-Based Automatic Testing of AJAX User Interfaces</text:p>
      <text:p text:style-name="P10"><text:span text:style-name="T1">Mesbah and Deursen</text:span></text:p>
      <text:p text:style-name="P10"><text:a xlink:type="simple" xlink:href="http://citeseerx.ist.psu.edu/viewdoc/download?doi=10.1.1.152.9899&amp;rep=rep1&amp;type=pdf"><text:span text:style-name="T1">http://citeseerx.ist.psu.edu/viewdoc/download?doi=10.1.1.152.9899&amp;rep=rep1&amp;type=pdf</text:span></text:a><text:span text:style-name="T1"> </text:span></text:p>
      <text:p text:style-name="P10"><text:span text:style-name="T1"/></text:p>
      <text:p text:style-name="P10"><text:span text:style-name="T1">This paper outlines an automated tool, ATUSA, for creating state validators and test suites for covering paths discovered during crawling (with a separate tool, CRAWLJAX). Their tests show that with minimal manual effort, the use of ATUSA can lead to high code coverage and error discovery. Although we won't use ATUSA in our project, we may look into CRAWLJAX. This paper was more useful for testing processes and thoughts than the actual tool they were outlining.</text:span></text:p>
      <text:p text:style-name="P10"><text:span text:style-name="T1"/></text:p>
      <text:p text:style-name="P10">JavaScript Errors in the Wild: An Empirical Study</text:p>
      <text:p text:style-name="P10"><text:span text:style-name="T1">Ocariza Jr, Pattabiraman, and Zorn</text:span></text:p>
      <text:p text:style-name="P10"><text:a xlink:type="simple" xlink:href="http://ece.ubc.ca/~frolino/projects/jser/tech_report.pdf"><text:span text:style-name="T1">http://ece.ubc.ca/~frolino/projects/jser/tech_report.pdf</text:span></text:a><text:span text:style-name="T1"> </text:span></text:p>
      <text:p text:style-name="P10"><text:span text:style-name="T1"/></text:p>
      <text:p text:style-name="P10"><text:span text:style-name="T1">This paper does a phenomenal job of classifying JS errors into just a few types, how those errors creep into code, their root causes, and what to do about them when testing. Those types are: Permission Denied, Null Exception, Undefined Symbol, Syntax Errors, and Misc. This gives a great direction to test-case writing as well as a very compelling argument for testing. The number of errors in very popular commercial applications is both interesting and scary. Yet another example of something that makes me wonder why anything on my computer ever works at all.</text:span></text:p>
      <text:p text:style-name="P10"><text:span text:style-name="T1"/></text:p>
      <text:p text:style-name="P10">WebMate: A Tool for Testing Web 2.0 Applications</text:p>
      <text:p text:style-name="P10"><text:span text:style-name="T1">Dallmeier, Burger, Orth, and Zeller</text:span></text:p>
      <text:p text:style-name="P10"><text:a xlink:type="simple" xlink:href="http://www.testfabrik.com/assets/pdf/webmate-jstools12.pdf"><text:span text:style-name="T1">http://www.testfabrik.com/assets/pdf/webmate-jstools12.pdf</text:span></text:a><text:span text:style-name="T1"> </text:span></text:p>
      <text:p text:style-name="P10"><text:span text:style-name="T1"/></text:p>
      <text:p text:style-name="P10"><text:span text:style-name="T1">WebMate is a tool for automatically navigating web-pages with dynamic content and data. It's goal is to output a usage model for testing purposes so that the tests can be focused on allowed navigation as well as functionality in order to test the experience as well as the functions. In addition, WebMate can be used for Cross-Browser testing by running it on multiple browsers and comparing the results. Whether we use CRAWLJAX above or WebMate, this kind of tool looks very promising for testing purposes.</text:span></text:p>
      <text:p text:style-name="P10"/>
      <text:p text:style-name="P10">Finding Bugs In Dynamic Web Applications</text:p>
      <text:p text:style-name="P11">Artzi, Kiezun, Dolby, Tip, Dig, Paradkar, and Ernst</text:p>
      <text:p text:style-name="P11"><text:a xlink:type="simple" xlink:href="http://dspace.mit.edu/bitstream/handle/1721.1/40249/MIT-CSAIL-TR-2008-006.pdf">http://dspace.mit.edu/bitstream/handle/1721.1/40249/MIT-CSAIL-TR-2008-006.pdf</text:a> </text:p>
      <text:p text:style-name="P11"><text:soft-page-break/>Common testing techniques were not made to work with dynamic content that can be generated at the drop of a hat or click of a button. Therefore, common testing techniques are inadequate for testing dynamic web applications. This paper discusses ways to find bugs in these new-fangled dynamic web applications. They used a new technique and extended a tool called Apollo. This technique generates dynamic test cases based on concrete and symbolic execution. “The basic idea is to execute an application on an initial input (e.g., an unconstrained or randomly chosen input), and then on additional inputs obtained by solving constraints derived from exercised control ﬂow paths.” Although they test PHP applications, the extension to JS is fairly straightforward.</text:p>
      <text:p text:style-name="P11"/>
      <text:p text:style-name="P11">Book: <text:span text:style-name="T2">Continuous Testing with Ruby, Rails, and JavaScript</text:span></text:p>
      <text:p text:style-name="P11">Rady and Coffin</text:p>
      <text:p text:style-name="P11"><text:a xlink:type="simple" xlink:href="http://it-ebooks.info/read/11/">http://it-ebooks.info/read/11/</text:a> </text:p>
      <text:p text:style-name="P11"><text:span text:style-name="T1"/></text:p>
      <text:p text:style-name="P11">This book talks about Continuous Testing and has lots of examples. The last two chapters of the book, 6 and 7 talk about setting up a Continuous Testing environment for JavaScript using Node.js and a number of other tools. It fits almost perfectly with out project and will be the basis of my testing setup when I get down to actually testing PolyXpress this coming quarter. They use JSLint for linting, Jasmine for test cases, and Watchr for running the tests continuously. Lastly it discussing writing effective tests, which is always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1:03:09.15</meta:creation-date>
    <dc:date>2013-12-18T13:53:13.57</dc:date>
    <meta:editing-duration>PT7H26M1S</meta:editing-duration>
    <meta:editing-cycles>63</meta:editing-cycles>
    <meta:generator>LibreOffice/3.4$Win32 LibreOffice_project/340m1$Build-302</meta:generator>
    <meta:document-statistic meta:table-count="0" meta:image-count="0" meta:object-count="0" meta:page-count="4" meta:paragraph-count="68" meta:word-count="1378" meta:character-count="9439" meta:non-whitespace-character-count="8113"/>
  </office:meta>
</office:document-meta>
</file>